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arj-table-par">
      <style:paragraph-properties fo:margin-top="0in" fo:margin-bottom="0.1945in" style:snap-to-layout-grid="false"/>
    </style:style>
    <style:style style:name="P8" style:family="paragraph" style:parent-style-name="footereven">
      <style:paragraph-properties fo:margin-left="0in" fo:margin-right="0in" fo:text-indent="0in" style:auto-text-indent="false"/>
    </style:style>
    <style:style style:name="P9" style:family="paragraph" style:parent-style-name="arj-docid">
      <style:paragraph-properties fo:margin-left="0in" fo:margin-right="0in" fo:text-indent="0in" style:auto-text-indent="false"/>
    </style:style>
    <style:style style:name="P10" style:family="paragraph" style:parent-style-name="Standard">
      <style:text-properties style:font-size-complex="11pt"/>
    </style:style>
    <style:style style:name="P11" style:family="paragraph" style:parent-style-name="Standard">
      <style:paragraph-properties fo:margin-left="1in" fo:margin-right="0in" fo:margin-top="0in" fo:margin-bottom="0in" fo:text-align="start" style:justify-single-word="false" fo:text-indent="0in" style:auto-text-indent="false"/>
      <style:text-properties style:font-size-complex="11pt"/>
    </style:style>
    <style:style style:name="P12" style:family="paragraph" style:parent-style-name="arj-table-par">
      <style:paragraph-properties fo:margin-top="0in" fo:margin-bottom="0in" style:snap-to-layout-grid="false"/>
    </style:style>
    <style:style style:name="P13" style:family="paragraph" style:parent-style-name="Contents_20_2">
      <style:paragraph-properties>
        <style:tab-stops>
          <style:tab-stop style:position="6.5307in" style:type="right" style:leader-style="dotted" style:leader-text="."/>
        </style:tab-stops>
      </style:paragraph-properties>
    </style:style>
    <style:style style:name="P14" style:family="paragraph" style:parent-style-name="Contents_20_1">
      <style:paragraph-properties>
        <style:tab-stops>
          <style:tab-stop style:position="2.7417in" style:type="right" style:leader-style="dotted" style:leader-text="."/>
          <style:tab-stop style:position="6.6681in" style:type="right" style:leader-style="dotted" style:leader-text="."/>
        </style:tab-stops>
      </style:paragraph-properties>
    </style:style>
    <style:style style:name="P15" style:family="paragraph" style:parent-style-name="arj-chaptertitle">
      <style:paragraph-properties fo:margin-left="0.6102in" fo:margin-right="0in" fo:margin-top="0.1654in" fo:margin-bottom="0.3898in" fo:text-indent="0in" style:auto-text-indent="false"/>
      <style:text-properties fo:language="en" fo:country="US"/>
    </style:style>
    <style:style style:name="P16" style:family="paragraph" style:parent-style-name="arj-table-par">
      <style:paragraph-properties fo:margin-top="0.1945in" fo:margin-bottom="0in"/>
    </style:style>
    <style:style style:name="P17" style:family="paragraph" style:parent-style-name="Heading_20_1" style:master-page-name="">
      <style:paragraph-properties fo:margin-top="0.0866in" fo:margin-bottom="0.0429in" style:page-number="auto">
        <style:tab-stops/>
      </style:paragraph-properties>
    </style:style>
    <style:style style:name="P18" style:family="paragraph" style:parent-style-name="Standard" style:list-style-name="WW8Num13">
      <style:paragraph-properties fo:margin-left="0in" fo:margin-right="0in" fo:margin-top="0.1945in" fo:margin-bottom="0in" fo:text-indent="0in" style:auto-text-indent="false"/>
      <style:text-properties style:font-size-complex="11pt"/>
    </style:style>
    <style:style style:name="P19" style:family="paragraph" style:parent-style-name="Standard" style:list-style-name="WW8Num11">
      <style:paragraph-properties fo:margin-left="0in" fo:margin-right="0in" fo:margin-top="0.1945in" fo:margin-bottom="0in" fo:text-align="start" style:justify-single-word="false" fo:text-indent="0in" style:auto-text-indent="false"/>
      <style:text-properties style:font-size-complex="11pt"/>
    </style:style>
    <style:style style:name="P20" style:family="paragraph" style:parent-style-name="Standard" style:list-style-name="WW8Num17">
      <style:paragraph-properties fo:margin-left="0in" fo:margin-right="0in" fo:margin-top="0.1945in" fo:margin-bottom="0in" fo:text-indent="0in" style:auto-text-indent="false"/>
    </style:style>
    <style:style style:name="P21" style:family="paragraph" style:parent-style-name="Standard" style:list-style-name="WW8Num13">
      <style:paragraph-properties fo:margin-left="0in" fo:margin-right="0in" fo:margin-top="0in" fo:margin-bottom="0in" fo:text-indent="0in" style:auto-text-indent="false"/>
      <style:text-properties style:font-size-complex="11pt"/>
    </style:style>
    <style:style style:name="P22" style:family="paragraph" style:parent-style-name="Standard" style:list-style-name="WW8Num11">
      <style:paragraph-properties fo:margin-left="0in" fo:margin-right="0in" fo:margin-top="0in" fo:margin-bottom="0in" fo:text-align="start" style:justify-single-word="false" fo:text-indent="0in" style:auto-text-indent="false"/>
      <style:text-properties style:font-size-complex="11pt"/>
    </style:style>
    <style:style style:name="P23" style:family="paragraph" style:parent-style-name="Standard" style:list-style-name="WW8Num17">
      <style:paragraph-properties fo:margin-left="0in" fo:margin-right="0in" fo:margin-top="0in" fo:margin-bottom="0in" fo:text-indent="0in" style:auto-text-indent="false"/>
    </style:style>
    <style:style style:name="P24" style:family="paragraph" style:parent-style-name="Standard" style:list-style-name="WW8Num17">
      <style:paragraph-properties fo:margin-left="0in" fo:margin-right="0in" fo:margin-top="0in" fo:margin-bottom="0in" fo:text-indent="0in" style:auto-text-indent="false"/>
      <style:text-properties fo:language="fr" fo:country="FR"/>
    </style:style>
    <style:style style:name="P25" style:family="paragraph" style:parent-style-name="Standard" style:list-style-name="WW8Num13">
      <style:paragraph-properties fo:margin-left="0in" fo:margin-right="0in" fo:margin-top="0in" fo:margin-bottom="0.1945in" fo:text-indent="0in" style:auto-text-indent="false"/>
      <style:text-properties style:font-size-complex="11pt"/>
    </style:style>
    <style:style style:name="P26" style:family="paragraph" style:parent-style-name="Standard" style:list-style-name="WW8Num11">
      <style:paragraph-properties fo:margin-left="0in" fo:margin-right="0in" fo:margin-top="0in" fo:margin-bottom="0.1945in" fo:text-align="start" style:justify-single-word="false" fo:text-indent="0in" style:auto-text-indent="false"/>
      <style:text-properties style:font-size-complex="11pt"/>
    </style:style>
    <style:style style:name="P27" style:family="paragraph" style:parent-style-name="Standard" style:list-style-name="WW8Num17">
      <style:paragraph-properties fo:margin-left="0in" fo:margin-right="0in" fo:margin-top="0in" fo:margin-bottom="0.1945in" fo:text-indent="0in" style:auto-text-indent="false"/>
    </style:style>
    <style:style style:name="P28" style:family="paragraph" style:parent-style-name="Standard" style:list-style-name="WW8Num12">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29" style:family="paragraph" style:parent-style-name="Standard" style:list-style-name="WW8Num16">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30" style:family="paragraph" style:parent-style-name="Standard" style:list-style-name="WW8Num12">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31" style:family="paragraph" style:parent-style-name="Standard" style:list-style-name="WW8Num16">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32" style:family="paragraph" style:parent-style-name="Standard" style:list-style-name="WW8Num16">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33" style:family="paragraph" style:parent-style-name="Heading_20_2">
      <style:paragraph-properties fo:margin-top="0.1665in" fo:margin-bottom="0.1945in"/>
    </style:style>
    <style:style style:name="P34" style:family="paragraph" style:parent-style-name="Heading_20_2">
      <style:paragraph-properties fo:margin-top="0in" fo:margin-bottom="0in"/>
      <style:text-properties fo:language="en" fo:country="GB"/>
    </style:style>
    <style:style style:name="P35" style:family="paragraph" style:parent-style-name="arj-chapternumber" style:master-page-name="Convert_20_3">
      <style:paragraph-properties style:page-number="auto"/>
    </style:style>
    <style:style style:name="P36" style:family="paragraph" style:parent-style-name="arj-chapter-nonumber" style:master-page-name="Convert_20_2">
      <style:paragraph-properties style:page-number="auto"/>
    </style:style>
    <style:style style:name="P37" style:family="paragraph" style:parent-style-name="arj-title" style:master-page-name="First_20_Page">
      <style:paragraph-properties style:page-number="1"/>
    </style:style>
    <style:style style:name="T1" style:family="text">
      <style:text-properties fo:font-size="8pt"/>
    </style:style>
    <style:style style:name="T2" style:family="text">
      <style:text-properties fo:font-size="8pt" fo:language="fr" fo:country="FR"/>
    </style:style>
    <style:style style:name="T3" style:family="text">
      <style:text-properties fo:language="en" fo:country="GB"/>
    </style:style>
    <style:style style:name="T4" style:family="text">
      <style:text-properties style:font-name="Helvetica-Condensed" fo:font-size="8pt" fo:font-weight="bold" style:font-size-asian="8pt" style:font-weight-asian="bold" style:font-weight-complex="bold"/>
    </style:style>
    <style:style style:name="T5" style:family="text">
      <style:text-properties fo:language="en" fo:country="US"/>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font-name="Courier New" fo:font-size="10pt" style:font-size-asian="10pt"/>
    </style:style>
    <style:style style:name="T9" style:family="text">
      <style:text-properties style:font-name="Courier New" fo:font-size="10pt" style:font-size-asian="10pt" style:font-name-complex="Courier New"/>
    </style:style>
    <style:style style:name="T10" style:family="text">
      <style:text-properties style:font-name="Courier New" fo:font-size="10pt" style:font-size-asian="10pt" style:font-name-complex="Courier New" style:font-size-complex="10pt"/>
    </style:style>
    <style:style style:name="T11" style:family="text">
      <style:text-properties style:font-name="Courier New" style:font-name-complex="Courier New"/>
    </style:style>
    <style:style style:name="T12" style:family="text">
      <style:text-properties style:font-name="Courier New" style:font-name-complex="Courier New" style:font-size-complex="11pt"/>
    </style:style>
    <style:style style:name="T13" style:family="text">
      <style:text-properties style:font-name-complex="Courier New"/>
    </style:style>
    <style:style style:name="T14" style:family="text">
      <style:text-properties style:font-size-complex="11pt"/>
    </style:style>
    <style:style style:name="T15" style:family="text">
      <style:text-properties fo:color="#000000" fo:language="zxx" fo:country="none" style:language-asian="zxx" style:country-asian="none"/>
    </style:style>
    <style:style style:name="T16" style:family="text">
      <style:text-properties fo:color="#000000" style:font-name="Courier New" fo:font-size="9pt" fo:language="zxx" fo:country="none" style:font-size-asian="9pt" style:language-asian="zxx" style:country-asian="none"/>
    </style:style>
    <style:style style:name="T17" style:family="text">
      <style:text-properties style:font-name="Courier New1" fo:font-size="10pt" style:font-size-asian="10pt" style:font-size-complex="10pt"/>
    </style:style>
    <style:style style:name="T18"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arj-title"/>
      <text:p text:style-name="arj-title"/>
      <text:p text:style-name="arj-title"/>
      <text:p text:style-name="arj-title"/>
      <text:p text:style-name="arj-title"><text:bookmark-start text:name="prodname"/><text:text-input text:description="prodname">ArjunaCore 4.7.0</text:text-input><text:bookmark-end text:name="prodname"/></text:p>
      <text:p text:style-name="arj-subtitle"><text:bookmark-start text:name="docname"/><text:text-input text:description="docname">Administration Guide</text:text-input><text:bookmark-end text:name="docname"/></text:p>
      <text:p text:style-name="arj-docid"><text:reference-mark-start text:name="did"/>AC-AG-<text:reference-mark-end text:name="did"/><text:date style:data-style-name="N37" text:date-value="2008-06-16T14:02:28" text:fixed="true">06/16/08</text:date></text:p>
      <text:p text:style-name="P9"/>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6-12T11:47:54">2009</text:date> JBoss Inc.</text:p>
      <text:p text:style-name="arj-chapter-nonumber"/>
      <text:p text:style-name="arj-chaptertitle-unnumbered">Contents</text:p>
      <text:table-of-content text:style-name="Sect1" text:name="Table of Contents1">
        <text:table-of-content-source text:outline-level="10"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4"><text:line-break/>About This Guide<text:tab/>4</text:p>
          <text:p text:style-name="P13">What This Guide Contains<text:tab/>4</text:p>
          <text:p text:style-name="P13">Audience<text:tab/>4</text:p>
          <text:p text:style-name="P13">Prerequisites<text:tab/>4</text:p>
          <text:p text:style-name="P13">Organization<text:tab/>4</text:p>
          <text:p text:style-name="P13">Documentation Conventions<text:tab/>4</text:p>
          <text:p text:style-name="P13">Additional Documentation<text:tab/>5</text:p>
          <text:p text:style-name="P13">Contacting Us<text:tab/>5</text:p>
          <text:p text:style-name="P14">Administration of ArjunaCore<text:tab/>6</text:p>
          <text:p text:style-name="P13">Introduction<text:tab/>6</text:p>
          <text:p text:style-name="P13">ObjectStore management<text:tab/>6</text:p>
          <text:p text:style-name="P13">ArjunaCore runtime information<text:tab/>7</text:p>
          <text:p text:style-name="P13">Failure recovery administration<text:tab/>7</text:p>
          <text:p text:style-name="P13">The Recovery Manager<text:tab/>7</text:p>
          <text:p text:style-name="P13">Configuring the Recovery Manager<text:tab/>8</text:p>
          <text:p text:style-name="P13">Output<text:tab/>8</text:p>
          <text:p text:style-name="P13">Periodic Recovery<text:tab/>10</text:p>
          <text:p text:style-name="P13">Expired entry removal<text:tab/>12</text:p>
          <text:p text:style-name="P13">Errors and Exceptions<text:tab/>12</text:p>
        </text:index-body>
      </text:table-of-content>
      <text:p text:style-name="P36"/>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use <text:bookmark-ref text:reference-format="text" text:ref-name="prodname">ArjunaCore 4.4.0</text:bookmark-ref>.</text:p>
      <text:p text:style-name="Heading_20_1">Audience</text:p>
      <text:p text:style-name="arj-paragraph">This guide is most relevant to engineers who are responsible for administering <text:bookmark-ref text:reference-format="text" text:ref-name="prodname">ArjunaCore 4.4.0</text:bookmark-ref> installations.</text:p>
      <text:p text:style-name="Heading_20_1">Prerequisites</text:p>
      <text:p text:style-name="arj-paragraph"><text:span text:style-name="T3">You should have installed </text:span><text:span text:style-name="T3"><text:bookmark-ref text:reference-format="text" text:ref-name="prodname">ArjunaCore 4.4.0</text:bookmark-ref></text:span>.</text:p>
      <text:p text:style-name="Heading_20_1">Organization</text:p>
      <text:p text:style-name="arj-paragraph">This guide contains the following chapters:</text:p>
      <text:list xml:id="list2053064225" text:style-name="WW8Num22">
        <text:list-item>
          <text:p text:style-name="arj-bullet"><text:span text:style-name="arj-bold">Chapter 1, Administration of ArjunaCore: </text:span>contains information on about how to administer ArjunaCore.</text:p>
        </text:list-item>
      </text:list>
      <text:p text:style-name="Heading_20_1">Documentation Conventions</text:p>
      <text:p text:style-name="arj-paragraph">The following conventions are used in this guide:</text:p>
      <text:p text:style-name="arj-paragraph"/>
      <text:p text:style-name="arj-paragraph"/>
      <text:p text:style-name="arj-paragraph"/>
      <text:p text:style-name="arj-paragraph"/>
      <text:p text:style-name="arj-paragraph"/>
      <table:table table:name="Table1" table:style-name="Table1">
        <table:table-column table:style-name="Table1.A"/>
        <table:table-column table:style-name="Table1.B"/>
        <text:soft-page-break/>
        <table:table-row table:style-name="Table1.1">
          <table:table-cell table:style-name="Table1.A1" office:value-type="string">
            <text:p text:style-name="P12">Convention</text:p>
          </table:table-cell>
          <table:table-cell table:style-name="Table1.B1" office:value-type="string">
            <text:p text:style-name="P12">Description</text:p>
          </table:table-cell>
        </table:table-row>
        <table:table-row table:style-name="Table1.1">
          <table:table-cell table:style-name="Table1.A2" office:value-type="string">
            <text:p text:style-name="P12"><text:span text:style-name="arj-emphasis">Italic</text:span></text:p>
          </table:table-cell>
          <table:table-cell table:style-name="Table1.B2" office:value-type="string">
            <text:p text:style-name="P12">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2"><text:span text:style-name="arj-bold">Bold</text:span></text:p>
          </table:table-cell>
          <table:table-cell table:style-name="Table1.B3" office:value-type="string">
            <text:p text:style-name="P12">Emphasizes items of particular importance.</text:p>
          </table:table-cell>
        </table:table-row>
        <table:table-row table:style-name="Table1.1">
          <table:table-cell table:style-name="Table1.A3" office:value-type="string">
            <text:p text:style-name="P12"><text:span text:style-name="arj-codechar">Code</text:span></text:p>
          </table:table-cell>
          <table:table-cell table:style-name="Table1.B3" office:value-type="string">
            <text:p text:style-name="P12">Text that represents programming code.</text:p>
          </table:table-cell>
        </table:table-row>
        <table:table-row table:style-name="Table1.1">
          <table:table-cell table:style-name="Table1.A3" office:value-type="string">
            <text:p text:style-name="P12"><text:span text:style-name="arj-function">Function | Function</text:span></text:p>
          </table:table-cell>
          <table:table-cell table:style-name="Table1.B3" office:value-type="string">
            <text:p text:style-name="P12">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2">( ) and |</text:p>
          </table:table-cell>
          <table:table-cell table:style-name="Table1.B3" office:value-type="string">
            <text:p text:style-name="P7">Parentheses enclose optional items in command syntax. The vertical bar separates syntax items in a list of choices. For example, any of the following three items can be entered in this syntax:</text:p>
            <text:p text:style-name="P16"><text:span text:style-name="arj-codechar">persistPolicy (Never | OnTimer | OnUpdate | NoMoreOftenThan)</text:span></text:p>
          </table:table-cell>
        </table:table-row>
        <table:table-row table:style-name="Table1.1">
          <table:table-cell table:style-name="Table1.A7" office:value-type="string">
            <text:p text:style-name="P12"><text:span text:style-name="arj-function">Note</text:span>:<text:line-break/><text:line-break/><text:span text:style-name="arj-function">Caution</text:span>:</text:p>
          </table:table-cell>
          <table:table-cell table:style-name="Table1.B7" office:value-type="string">
            <text:p text:style-name="P7">A note highlights important supplemental information.</text:p>
            <text:p text:style-name="P16">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4.0</text:bookmark-ref> documentation set:</text:p>
      <text:list xml:id="list1380659388" text:continue-list="list2053064225" text:style-name="WW8Num22">
        <text:list-item text:start-value="1">
          <text:p text:style-name="arj-bullet"><text:span text:style-name="T4"><text:bookmark-ref text:reference-format="text" text:ref-name="prodname">ArjunaCore 4.4.0</text:bookmark-ref></text:span> <text:span text:style-name="arj-emphasis">Release Notes</text:span>: <text:s/>Provides late-breaking information about <text:bookmark-ref text:reference-format="text" text:ref-name="prodname">ArjunaCore 4.4.0</text:bookmark-ref>.</text:p>
        </text:list-item>
        <text:list-item>
          <text:p text:style-name="arj-bullet"><text:span text:style-name="T4"><text:bookmark-ref text:reference-format="text" text:ref-name="prodname">ArjunaCore 4.4.0</text:bookmark-ref></text:span> <text:span text:style-name="arj-emphasis">Installation Guide</text:span>: <text:s/>This guide provides instructions for installing <text:bookmark-ref text:reference-format="text" text:ref-name="prodname">ArjunaCore 4.4.0</text:bookmark-ref>.</text:p>
        </text:list-item>
        <text:list-item>
          <text:p text:style-name="arj-bullet"><text:span text:style-name="T4"><text:bookmark-ref text:reference-format="text" text:ref-name="prodname">ArjunaCore 4.4.0</text:bookmark-ref></text:span> <text:span text:style-name="arj-emphasis">Us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ArjunaCore 4.4.0</text:bookmark-ref><text:span text:style-name="T4"> </text:span>should be directed to our support team.</text:p>
      <text:p text:style-name="arj-paragraph"/>
      <text:h text:style-name="P35" text:outline-level="1"/>
      <text:p text:style-name="P15">Administration of <text:span text:style-name="T5">ArjunaCore</text:span></text:p>
      <text:p text:style-name="P17">Introduction</text:p>
      <text:p text:style-name="arj-paragraph"><text:alphabetical-index-mark text:string-value="Administration"/>Apart from ensuring that the run-time system is executing normally, there is little continuous administration needed for the <text:span text:style-name="T6">ArjunaCore</text:span> software. There are a few points however, that should be made:</text:p>
      <text:list xml:id="list1779405996" text:continue-list="list1380659388" text:style-name="WW8Num22">
        <text:list-item text:start-value="1">
          <text:p text:style-name="arj-bullet">The present implementation of the <text:span text:style-name="T6">ArjunaCore</text:span> system provides no security or protection for data. The objects stored in the <text:span text:style-name="T6">ArjunaCore</text:span> object store are (typically) owned by the user who ran the application that created them.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arj-bullet"><text:alphabetical-index-mark text:string-value="Garbage collection"/>Persistent objects created in the Object Store <text:span text:style-name="T6">never</text:span> go away unless the <text:span text:style-name="T8">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8">A</text:span>, may have stored a <text:span text:style-name="T8">Uid</text:span> for another persistent object, <text:span text:style-name="T8">B</text:span>, in its passive representation on disk. There is nothing to prevent an application from deleting <text:span text:style-name="T8">B</text:span> even though <text:span text:style-name="T8">A</text:span> still contains a reference to it. When <text:span text:style-name="T8">A</text:span> is next activated and attempts to access <text:span text:style-name="T8">B</text:span>, a run-time error will occur.</text:p>
        </text:list-item>
        <text:list-item>
          <text:p text:style-name="arj-bullet">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6">ArjunaCore</text:span> software can neither detect nor correct references to old object state by new operation versions or vice versa.</text:p>
        </text:list-item>
        <text:list-item>
          <text:p text:style-name="arj-bullet">Object store management is critically important to the transaction service.</text:p>
        </text:list-item>
      </text:list>
      <text:p text:style-name="Heading_20_1">Starting and Stopping the transaction manager</text:p>
      <text:p text:style-name="Standard">By default the transaction manager starts up in an active state such that new transactions can be created immediately. If you wish to have more control over this it is possible to set the <text:span text:style-name="T17">com.arjuna.ats.arjuna.coordinator.startDisabled</text:span> configuration option to YES <text:soft-page-break/>and in which case no transactions can be created until the transaction manager is enabled (via a call to <text:span text:style-name="T17">TxControl.enable</text:span>).</text:p>
      <text:p text:style-name="Standard">It is possible to stop the creation of new transactions at any time by calling <text:span text:style-name="T17">TxControl.disable</text:span>. Transactions that are currently executing will not be affected. By default recovery will be allowed to continue and the transaction system will still be available to manage recovery requests from other instances in a distributed environment. (See the Failure Recovery Guide for further details). However, if you wish to disable recovery as well as remove any resources it maintains, then you can pass <text:span text:style-name="T7">true</text:span> to <text:span text:style-name="T17">TxControl.disable</text:span>; the default is to use <text:span text:style-name="T7">false</text:span>.</text:p>
      <text:p text:style-name="Standard">If you wish to shut the system down completely then it may also be necessary to terminate the background transaction reaper (see the Programmers Guide for information about what the reaper does.) In order to do this you may want to first prevent the creation of new transactions (if you are not creating transactions with timeouts then this step is not necessary) using <text:span text:style-name="T17">TxControl.disable</text:span>. Then you should call <text:span text:style-name="T17">TransactionReaper.terminate</text:span>. This method takes a boolean parameter: if <text:span text:style-name="T7">true</text:span> then the method will wait for the normal timeout periods associated with any transactions to expire before terminating the transactions; if <text:span text:style-name="T7">false</text:span> then transactions will be forced to terminate (rollback or have their outcome set such that they can only ever rollback) immediately.</text:p>
      <text:list xml:id="list1604557506" text:style-name="WW8Num15">
        <text:list-item>
          <text:p text:style-name="arj-note"><text:s/>if you intent to restart the recovery manager later after having terminated it then you MUST use the <text:span text:style-name="T17">terminate</text:span> method with asynchronous behavior set to <text:span text:style-name="T17">false</text:span>.</text:p>
        </text:list-item>
      </text:list>
      <text:p text:style-name="Heading_20_1"><text:bookmark-start text:name="_Ref504799628"/>ObjectStore management<text:bookmark-end text:name="_Ref504799628"/></text:p>
      <text:p text:style-name="arj-paragraph">Within the transaction service installation, the object store is updated regularly whenever transactions are created, or when <text:span text:style-name="T7">Transactional Objects for Java</text:span> is used. In a failure free environment, the only object states which should reside within the object store are those representing objects created with the <text:span text:style-name="T7">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bookmark-start text:name="_Ref483552230"/>ArjunaCore runtime information<text:bookmark-end text:name="_Ref483552230"/></text:p>
      <text:p text:style-name="arj-paragraph">Each module that comprises <text:span text:style-name="T6">ArjunaCore</text:span> possesses a class called Info. These classes all provide a single toString method that returns an XML document representing the configuration information for that module. So, for example:</text:p>
      <text:p text:style-name="arj-code">&lt;module-info name="arjuna"&gt;&lt;source-identifier&gt;unknown&lt;/source-identifier&gt;&lt;build-information&gt;Arjuna Technologies [mlittle] (Windows 2000 5.0)&lt;/build-information&gt;&lt;version&gt;unknown&lt;/version&gt;&lt;date&gt;2002/06/15 04:06 PM&lt;/date&gt;&lt;notes&gt;&lt;/notes&gt;&lt;configuration&gt;&lt;properties-file dir="null"&gt;arjuna.properties&lt;/properties-file&gt;&lt;object-store-root&gt;null&lt;/object-store-root&gt;&lt;/configuration&gt;&lt;/module-info&gt;</text:p>
      <text:p text:style-name="Heading_20_1"><text:soft-page-break/>Failure recovery administration</text:p>
      <text:p text:style-name="arj-paragraph">The failure recovery subsystem of <text:span text:style-name="T7">ArjunaCore</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xml:id="list1624170206" text:style-name="WW8Num21">
        <text:list-item>
          <text:p text:style-name="arj-caution">If the ObjectStore is destroyed or modified, recovery may not be possible.</text:p>
        </text:list-item>
      </text:list>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33" text:outline-level="2">The Recovery Manager</text:h>
      <text:p text:style-name="arj-paragraph"><text:alphabetical-index-mark text:string-value="setup" text:key1="Crash recovery"/>The failure recovery subsystem of <text:span text:style-name="T7">ArjunaCore</text:span> requires that the stand-alone Recovery Manager process be running for each ObjectStore (typically one for each node on the network that is running <text:span text:style-name="T7">ArjunaCore</text:span> applications). The <text:span text:style-name="T13">RecoveryManager</text:span> file is located in the <text:span text:style-name="T7">arjunacore</text:span> jar file within the package <text:span text:style-name="T13">com.arjuna.ats.arjuna.recovery.RecoveryManager</text:span>. To start the Recovery Manager issue the following command:</text:p>
      <text:p text:style-name="arj-code">java com.arjuna.ats.arjuna.recovery.RecoveryManager</text:p>
      <text:p text:style-name="arj-paragraph"/>
      <text:p text:style-name="arj-paragraph">If the <text:span text:style-name="T9">-test</text:span> flag is used with the Recovery Manager then it will display a “Ready” message when initialised, i.e.,</text:p>
      <text:p text:style-name="arj-code">java com.arjuna.ats.arjuna.recovery.RecoveryManager -test</text:p>
      <text:h text:style-name="P33" text:outline-level="2">Configuring the Recovery Manager</text:h>
      <text:p text:style-name="arj-paragraph"><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arj-paragraph">A default version of RecoveryManager.properties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h text:style-name="Heading_20_2" text:outline-level="2"><text:soft-page-break/>Output</text:h>
      <text:p text:style-name="arj-paragraph">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11">DEBUG, INFO, WARN, ERROR</text:span> and <text:span text:style-name="T11">FATAL</text:span>. Defined Levels are ordered according to their integer values as follows: <text:span text:style-name="T11">DEBUG &lt; INFO &lt; WARN &lt; ERROR &lt; FATAL</text:span>. </text:p>
      <text:p text:style-name="P10">The CLF provides an extension to filter logging messages according to finer granularity an application may define. That is, when a log message is provided to the logger with the DEBUG level, additional conditions can be specified to determine if the log message is enabled or not.</text:p>
      <text:list xml:id="list1901928182" text:continue-list="list1604557506" text:style-name="WW8Num15">
        <text:list-item text:start-value="1">
          <text:p text:style-name="arj-note">These conditions are applied if and only the DEBUG level is enabled and the log request performed by the application specifies debugging granularity. </text:p>
        </text:list-item>
      </text:list>
      <text:p text:style-name="P10">When enabled, Debugging is filtered conditionally on three variables: </text:p>
      <text:list xml:id="list1705786183" text:style-name="WW8Num13">
        <text:list-item>
          <text:p text:style-name="P18">Debugging level: this is where the log request with the DEBUG Level is generated from, e.g., constructors or basic methods. </text:p>
        </text:list-item>
        <text:list-item>
          <text:p text:style-name="P21">Visibility level: the visibility of the constructor, method, etc. that generates the debugging. </text:p>
        </text:list-item>
        <text:list-item>
          <text:p text:style-name="P25">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JBossTS uses the default Debugging level and the default Visibility level provided by CLF, but it defines its own Facility Code. JBossTS uses the default level assigned to its logger objects (DEBUG). However, it uses the finer debugging features to disable or enable debug messages. <text:s/>Finer debugging values used by the JBossTS are defined below:</text:p>
      <text:p text:style-name="Standard">Debugging level – JBossTS uses the default values defined in the class <text:span text:style-name="T10">com.arjuna.common.util.logging.DebugLevel</text:span></text:p>
      <text:list xml:id="list1406246886" text:style-name="WW8Num12">
        <text:list-item>
          <text:p text:style-name="P28"><text:span text:style-name="T12">NO_DEBUGGING</text:span><text:span text:style-name="T14">:  No diagnostics. <text:line-break/>A logger object assigned with this values discard all debug requests </text:span></text:p>
        </text:list-item>
        <text:list-item>
          <text:p text:style-name="P30"><text:span text:style-name="T12">FULL_DEBUGGING</text:span><text:span text:style-name="T14">: Full diagnostics. <text:line-break/>A Logger object assigned with this value allows all debug requests if the facility code and the visibility level match those allowed by the logger.</text:span></text:p>
        </text:list-item>
      </text:list>
      <text:p text:style-name="P11"><text:soft-page-break/>Additional Debugging Values are: </text:p>
      <text:list xml:id="list408672148" text:style-name="WW8Num16">
        <text:list-item>
          <text:p text:style-name="P29"><text:soft-page-break/><text:span text:style-name="T12">CONSTRUCTORS</text:span><text:span text:style-name="T14">: Diagnostics from constructors. </text:span></text:p>
        </text:list-item>
        <text:list-item>
          <text:p text:style-name="P32"><text:span text:style-name="T12">DESTRUCTORS</text:span><text:span text:style-name="T14">:  Diagnostics from finalizers. </text:span></text:p>
        </text:list-item>
        <text:list-item>
          <text:p text:style-name="P32"><text:span text:style-name="T12">CONSTRUCT_AND_DESTRUCT</text:span><text:span text:style-name="T14">: Diagnostics from constructors and finalizers. </text:span></text:p>
        </text:list-item>
        <text:list-item>
          <text:p text:style-name="P32"><text:span text:style-name="T12">FUNCTIONS</text:span><text:span text:style-name="T14">:  Diagnostics from functions. </text:span></text:p>
        </text:list-item>
        <text:list-item>
          <text:p text:style-name="P32"><text:span text:style-name="T12">OPERATORS</text:span><text:span text:style-name="T14">:  Diagnostics from operators, such as equals. </text:span></text:p>
        </text:list-item>
        <text:list-item>
          <text:p text:style-name="P32"><text:span text:style-name="T12">FUNCS_AND_OPS</text:span><text:span text:style-name="T14">: Diagnostics from functions and operations. </text:span></text:p>
        </text:list-item>
        <text:list-item>
          <text:p text:style-name="P32"><text:span text:style-name="T12">ALL_NON_TRIVIAL</text:span><text:span text:style-name="T14">: Diagnostics from all non-trivial operations. </text:span></text:p>
        </text:list-item>
        <text:list-item>
          <text:p text:style-name="P32"><text:span text:style-name="T12">TRIVIAL_FUNCS</text:span><text:span text:style-name="T14">:  Diagnostics from trivial functions. </text:span></text:p>
        </text:list-item>
        <text:list-item>
          <text:p text:style-name="P32"><text:span text:style-name="T12">TRIVIAL_OPERATORS</text:span><text:span text:style-name="T14">: Diagnostics from trivial operations, and operators. </text:span></text:p>
        </text:list-item>
        <text:list-item>
          <text:p text:style-name="P31"><text:span text:style-name="T12">ALL_TRIVIAL</text:span><text:span text:style-name="T14">:  Diagnostics from all trivial operations. </text:span></text:p>
        </text:list-item>
      </text:list>
      <text:p text:style-name="Standard">Visibility level – JBossTS uses the default values defined in the class <text:span text:style-name="T10">com.arjuna.common.util.logging.VisibilityLevel</text:span></text:p>
      <text:list xml:id="list1997363111" text:style-name="WW8Num11">
        <text:list-item>
          <text:p text:style-name="P19">VIS_NONE:  No Diagnostic </text:p>
        </text:list-item>
        <text:list-item>
          <text:p text:style-name="P22">VIS_PRIVATE :  only from private methods. </text:p>
        </text:list-item>
        <text:list-item>
          <text:p text:style-name="P22">VIS_PROTECTED  only from protected methods. </text:p>
        </text:list-item>
        <text:list-item>
          <text:p text:style-name="P22">VIS_PUBLIC   only from public methods. </text:p>
        </text:list-item>
        <text:list-item>
          <text:p text:style-name="P22">VIS_PACKAGE   only from package methods. </text:p>
        </text:list-item>
        <text:list-item>
          <text:p text:style-name="P26">VIS_ALL:  Full Diagnostic </text:p>
        </text:list-item>
      </text:list>
      <text:p text:style-name="Standard">Facility Code – JBossTS uses the following values defined in the class <text:span text:style-name="T10">com.arjuna.common.util.logging.FacilityCode</text:span></text:p>
      <text:list xml:id="list528896550" text:style-name="WW8Num17">
        <text:list-item>
          <text:p text:style-name="P20">FAC_ATOMIC_ACTION = 0x0000001 (atomic action core module).</text:p>
        </text:list-item>
        <text:list-item>
          <text:p text:style-name="P23">FAC_BUFFER_MAN = 0x00000004 (state management (buffer) classes).</text:p>
        </text:list-item>
        <text:list-item>
          <text:p text:style-name="P24">FAC_ABSTRACT_REC = 0x00000008 (abstract records).</text:p>
        </text:list-item>
        <text:list-item>
          <text:p text:style-name="P23">FAC_OBJECT_STORE = 0x00000010 (object store implementations).</text:p>
        </text:list-item>
        <text:list-item>
          <text:p text:style-name="P23">FAC_STATE_MAN = 0x00000020 (state management and StateManager).</text:p>
        </text:list-item>
        <text:list-item>
          <text:p text:style-name="P23">FAC_SHMEM = 0x00000040 (shared memory implementation classes).</text:p>
        </text:list-item>
        <text:list-item>
          <text:p text:style-name="P23">FAC_GENERAL = 0x00000080 (general classes).</text:p>
        </text:list-item>
        <text:list-item>
          <text:p text:style-name="P23">FAC_CRASH_RECOVERY = 0x00000800 (detailed trace of crash recovery module and classes).</text:p>
        </text:list-item>
        <text:list-item>
          <text:p text:style-name="P23">FAC_THREADING = 0x00002000 (threading classes).</text:p>
        </text:list-item>
        <text:list-item>
          <text:p text:style-name="P23">FAC_JDBC = 0x00008000 (JDBC support).</text:p>
        </text:list-item>
        <text:list-item>
          <text:p text:style-name="P27">FAC_RECOVERY_NORMAL = 0x00040000 (normal output for crash recovery manager).</text:p>
        </text:list-item>
      </text:list>
      <text:p text:style-name="arj-paragraph">To ensure appropriate output, it is necessary to set some of the finer debug properties explicitly in the CommonLogging.xml file, to enable logging messages issued by the ArjunaCore module.</text:p>
      <text:p text:style-name="arj-paragraph">Messages describing the start and the periodical behavior made by the RecoveryManager are output using the INFO level. If other debug tracing is wanted, the finer debugging level should be set appropriately. For instance, the following configuration, in the CommonLogging.xml, enables all debug messages related to the Crash Recovery <text:s/>protocol and issued by the ArjunaCore module. </text:p>
      <text:p text:style-name="arj-code"><text:soft-page-break/>&lt;!-- <text:s/>Common logging related properties. <text:s text:c="2"/>--&gt;</text:p>
      <text:p text:style-name="arj-code"><text:s text:c="6"/>&lt;property</text:p>
      <text:p text:style-name="arj-code"><text:s text:c="8"/>name="com.arjuna.common.util.logging.DebugLevel"</text:p>
      <text:p text:style-name="arj-code"><text:s text:c="8"/>value="0x00000000"/&gt;</text:p>
      <text:p text:style-name="arj-code"><text:s text:c="6"/>&lt;property<text:line-break/> <text:s text:c="7"/>name="com.arjuna.common.util.logging.FacilityLevel"</text:p>
      <text:p text:style-name="arj-code"><text:s text:c="8"/>value="0xffffffff"/&gt;</text:p>
      <text:p text:style-name="arj-code"><text:s text:c="6"/>&lt;property<text:line-break/> <text:s text:c="7"/>name="com.arjuna.common.util.logging.VisibilityLevel"</text:p>
      <text:p text:style-name="arj-code"><text:s text:c="8"/>value="0xffffffff"/&gt;</text:p>
      <text:list xml:id="list2164490129" text:continue-list="list1901928182" text:style-name="WW8Num15">
        <text:list-item text:start-value="1">
          <text:p text:style-name="arj-note"><text:s/>Two logger objects are provided, one manages I18N <text:s/>messages <text:s/>and a second does not.</text:p>
        </text:list-item>
      </text:list>
      <text:p text:style-name="arj-paragraph">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33"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arj-paragraph">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text:soft-page-break/>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xml:id="list1244703586" text:continue-numbering="true" text:style-name="WW8Num15">
        <text:list-item>
          <text:p text:style-name="arj-note">In previous versions of ArjunaCore there was no contact mechanism, and the backoff period had to be long enough to avoid catching transactions in flight at all. From 3.0, there is no such risk.</text:p>
        </text:list-item>
      </text:list>
      <text:p text:style-name="arj-paragraph">Two recovery modules (implementations of <text:s/>the <text:span text:style-name="T9">com.arjuna.ats.arjuna.recovery.RecoveryModule</text:span> interface) are supplied with <text:span text:style-name="T7">ArjunaCore</text:span>, supporting various aspects of transaction recovery including JDBC recovery. It is possible for advanced users to create their own recovery modules and register them with the Recovery Manager. The recovery modules are registered with <text:span text:style-name="T15">the</text:span><text:span text:style-name="T16"> RecoveryManager </text:span><text:span text:style-name="T15">using properties that begin</text:span> with “com.arjuna.ats.arjuna.recovery.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 Extension settings are:</text:p>
      <text:p text:style-name="arj-code">com.arjuna.ats.arjuna.recovery.recoveryExtension1 = com.arjuna.ats.internal.ts.arjuna.recovery.AtomicActionRecoveryModule</text:p>
      <text:p text:style-name="arj-code"/>
      <text:p text:style-name="arj-code"/>
      <text:p text:style-name="arj-code"/>
      <text:p text:style-name="arj-code"/>
      <text:p text:style-name="arj-code">com.arjuna.ats.arjuna.recovery.recoveryExtension2 = com.arjuna.ats.txoj.recovery.TORecoveryModule</text:p>
      <text:h text:style-name="P33" text:outline-level="2">Expired entry removal</text:h>
      <text:p text:style-name="arj-paragraph">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 as the value of a property whose name begins with “com.arjuna.ats.arjuna.recovery.expiryScanner”. The RecoveryManager calls the scan() method on each loaded Expiry Scanner implementation at an interval determined by the property “com.arjuna.ats.arjuna.recovery.expiryScanInterval”. This value is given in <text:span text:style-name="T7">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arj-paragraph">The kinds of item that are scanned for expiry are:</text:p>
      <text:p text:style-name="arj-paragraph"><text:soft-page-break/>TransactionStatusManager items : one of these is created by every application process that uses Arjuna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com.arjuna.ats.arjuna.recovery.transactionStatusManagerExpiryTime (in hours – default is 12, zero means never expire). The expiry time should be greater than the lifetime of any single <text:span text:style-name="T7">ArjunaCore</text:span>-using process.</text:p>
      <text:p text:style-name="arj-paragraph">The Expiry Scanner properties for these are:</text:p>
      <text:p text:style-name="arj-code">com.arjuna.ats.arjuna.recovery.expiryScannerTransactionStatusManager = com.arjuna.ats.internal.ts.arjuna.recovery.ExpiredTransactionStatusManagerScanner</text:p>
      <text:p text:style-name="Heading_20_1">Errors and Exceptions</text:p>
      <text:p text:style-name="arj-paragraph"><text:alphabetical-index-mark text:string-value="Exceptions"/>In this section we shall cover the types of errors and exceptions which may be thrown or reported during a transactional application and give probable indications of their causes.</text:p>
      <text:list xml:id="list1847442451" text:continue-list="list1779405996" text:style-name="WW8Num22">
        <text:list-item text:start-value="1">
          <text:p text:style-name="arj-bullet"><text:alphabetical-index-mark text:string-value="NO_MEMORY" text:key1="Exceptions"/><text:span text:style-name="T8">NO_MEMORY</text:span>: the application has run out of memory (thrown an <text:span text:style-name="T8">OutOfMemoryError</text:span>) and <text:span text:style-name="T6">ArjunaCore</text:span> has attempted to do some cleanup (by running the garbage collector) before re-throwing the exception. This is probably a transient problem and retrying the invocation should succeed.</text:p>
        </text:list-item>
        <text:list-item>
          <text:p text:style-name="arj-bullet"><text:span text:style-name="T9">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arj-bullet"><text:span text:style-name="T9">com.arjuna.ats.arjuna.exceptions.LicenceError</text:span>: an attempt has been made to use the transaction service in a manner inconsistent with the current licence. The transaction service will not allow further forward progress for existing or new transactions.</text:p>
        </text:list-item>
        <text:list-item>
          <text:p text:style-name="arj-bullet"><text:span text:style-name="T9">com.arjuna.ats.arjuna.exceptions.ObjectStoreError</text:span>: an error occurred while the transaction service attempted to use the object store. Further forward progress is not possible.</text:p>
        </text:list-item>
        <text:list-item>
          <text:p text:style-name="arj-bullet">Object store warnings about access problems on states may occur during the normal execution of crash recovery. This is the result of multiple concurrent attempts to perform recovery on the same transaction. It can be safely ignored. </text:p>
        </text:list-item>
      </text:list>
      <text:h text:style-name="P34"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0866in" fo:margin-bottom="0.0429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4"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3.2654in" style:type="center"/>
          <style:tab-stop style:position="6.53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2">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5" style:master-page-name="">
      <style:paragraph-properties fo:margin-left="-0.0043in" fo:margin-right="0in" fo:margin-top="0.0835in" fo:margin-bottom="0.0835in" fo:text-align="justify" style:justify-single-word="false" fo:text-indent="0in" style:auto-text-indent="false" style:page-number="auto" fo:padding-left="0.0555in" fo:padding-right="0in" fo:padding-top="0in" fo:padding-bottom="0in" fo:border-left="0.0138in solid #000000" fo:border-right="none" fo:border-top="none" fo:border-bottom="none">
        <style:tab-stops>
          <style:tab-stop style:position="1.4957in"/>
          <style:tab-stop style:position="1.5043in"/>
        </style:tab-stops>
      </style:paragraph-properties>
      <style:text-properties style:font-name="Arial"/>
    </style:style>
    <style:style style:name="arj-caution" style:family="paragraph" style:parent-style-name="arj-note" style:next-style-name="Standard" style:list-style-name="WW8Num21">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master-page-name="">
      <style:paragraph-properties fo:margin-left="0.8272in" fo:margin-right="0in" fo:margin-top="0.0043in" fo:margin-bottom="0in" fo:text-align="start" style:justify-single-word="false" fo:orphans="2" fo:text-indent="0in" style:auto-text-indent="false" style:page-number="auto" fo:background-color="transparent" style:shadow="none" fo:keep-with-next="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background-image/>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9">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auto-update="true" style:class="extra">
      <style:paragraph-properties fo:margin-top="0.278in" fo:margin-bottom="0.1945in">
        <style:tab-stops>
          <style:tab-stop style:position="5.7319in" style:type="right"/>
        </style:tab-stops>
      </style:paragraph-properties>
      <style:text-properties style:font-name="Times New Roman1"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20">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agraph-properties fo:orphans="2" fo:widows="2"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footerodd" style:family="paragraph" style:parent-style-name="footereven" style:class="extra">
      <style:paragraph-properties fo:text-align="start" style:justify-single-word="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Helvetica-Condensed"/>
    </style:style>
    <style:style style:name="WW8Num13z2" style:family="text">
      <style:text-properties style:font-name="Wingdings"/>
    </style:style>
    <style:style style:name="WW8Num15z0" style:family="text">
      <style:text-properties fo:language="zxx" fo:country="none" fo:font-weight="bold" style:font-weight-asian="bold" style:language-complex="zxx" style:country-complex="none"/>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style:style>
    <style:style style:name="WW8Num17z1" style:family="text">
      <style:text-properties style:font-name="Courier New" style:font-name-complex="Helvetica-Condensed"/>
    </style:style>
    <style:style style:name="WW8Num17z2" style:family="text">
      <style:text-properties style:font-name="Wingdings"/>
    </style:style>
    <style:style style:name="WW8Num21z0" style:family="text">
      <style:text-properties fo:language="zxx" fo:country="none" fo:font-weight="bold" style:font-weight-asian="bold" style:language-complex="zxx" style:country-complex="none"/>
    </style:style>
    <style:style style:name="WW8Num22z0" style:family="text">
      <style:text-properties fo:color="#000000" style:font-name="Symbol"/>
    </style:style>
    <style:style style:name="WW8Num22z2" style:family="text">
      <style:text-properties style:font-name="Wingdings"/>
    </style:style>
    <style:style style:name="WW8Num22z3" style:family="text">
      <style:text-properties style:font-name="Symbol"/>
    </style:style>
    <style:style style:name="WW8Num23z0" style:family="text">
      <style:text-properties fo:color="#000000" style:font-name="Symbol"/>
    </style:style>
    <style:style style:name="WW8Num23z1" style:family="text">
      <style:text-properties fo:color="#000000" style:font-name="Wingdings"/>
    </style:style>
    <style:style style:name="WW8Num23z3" style:family="text">
      <style:text-properties style:font-name="Symbol"/>
    </style:style>
    <style:style style:name="WW8Num23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_20_Char" style:display-name="arj-bullet Char"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prefix="Chapter"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5in" text:min-label-width="0.25in"/>
        <style:text-properties style:font-name="Symbol"/>
      </text:list-level-style-bullet>
      <text:list-level-style-bullet text:level="2" text:style-name="WW8Num11z1" style:num-suffix="." text:bullet-char="o">
        <style:list-level-properties text:space-before="1.25in" text:min-label-width="0.25in"/>
        <style:text-properties style:font-name="Courier New1"/>
      </text:list-level-style-bullet>
      <text:list-level-style-bullet text:level="3" text:style-name="WW8Num11z2" style:num-suffix="." text:bullet-char="">
        <style:list-level-properties text:space-before="1.75in" text:min-label-width="0.25in"/>
        <style:text-properties style:font-name="Wingdings"/>
      </text:list-level-style-bullet>
      <text:list-level-style-bullet text:level="4" text:style-name="WW8Num11z2" style:num-suffix="." text:bullet-char="">
        <style:list-level-properties text:space-before="2.25in" text:min-label-width="0.25in"/>
        <style:text-properties style:font-name="Wingdings"/>
      </text:list-level-style-bullet>
      <text:list-level-style-bullet text:level="5" text:style-name="WW8Num11z2" style:num-suffix="." text:bullet-char="">
        <style:list-level-properties text:space-before="2.75in" text:min-label-width="0.25in"/>
        <style:text-properties style:font-name="Wingdings"/>
      </text:list-level-style-bullet>
      <text:list-level-style-bullet text:level="6" text:style-name="WW8Num11z2" style:num-suffix="." text:bullet-char="">
        <style:list-level-properties text:space-before="3.25in" text:min-label-width="0.25in"/>
        <style:text-properties style:font-name="Wingdings"/>
      </text:list-level-style-bullet>
      <text:list-level-style-bullet text:level="7" text:style-name="WW8Num11z2" style:num-suffix="." text:bullet-char="">
        <style:list-level-properties text:space-before="3.75in" text:min-label-width="0.25in"/>
        <style:text-properties style:font-name="Wingdings"/>
      </text:list-level-style-bullet>
      <text:list-level-style-bullet text:level="8" text:style-name="WW8Num11z2" style:num-suffix="." text:bullet-char="">
        <style:list-level-properties text:space-before="4.25in" text:min-label-width="0.25in"/>
        <style:text-properties style:font-name="Wingdings"/>
      </text:list-level-style-bullet>
      <text:list-level-style-bullet text:level="9" text:style-name="WW8Num11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2" style:num-suffix="." text:bullet-char="">
        <style:list-level-properties text:space-before="1.75in" text:min-label-width="0.25in"/>
        <style:text-properties style:font-name="Wingdings"/>
      </text:list-level-style-bullet>
      <text:list-level-style-bullet text:level="5" text:style-name="WW8Num12z2" style:num-suffix="." text:bullet-char="">
        <style:list-level-properties text:space-before="2.25in" text:min-label-width="0.25in"/>
        <style:text-properties style:font-name="Wingdings"/>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2" style:num-suffix="." text:bullet-char="">
        <style:list-level-properties text:space-before="3.25in" text:min-label-width="0.25in"/>
        <style:text-properties style:font-name="Wingdings"/>
      </text:list-level-style-bullet>
      <text:list-level-style-bullet text:level="8" text:style-name="WW8Num12z2" style:num-suffix="." text:bullet-char="">
        <style:list-level-properties text:space-before="3.75in" text:min-label-width="0.25in"/>
        <style:text-properties style:font-name="Wingdings"/>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space-before="1.0181in" text:min-label-width="0.25in"/>
        <style:text-properties style:font-name="Symbol"/>
      </text:list-level-style-bullet>
      <text:list-level-style-bullet text:level="2" text:style-name="WW8Num13z1" style:num-suffix="." text:bullet-char="o">
        <style:list-level-properties text:space-before="1.5181in" text:min-label-width="0.25in"/>
        <style:text-properties style:font-name="Courier New1"/>
      </text:list-level-style-bullet>
      <text:list-level-style-bullet text:level="3" text:style-name="WW8Num13z2" style:num-suffix="." text:bullet-char="">
        <style:list-level-properties text:space-before="2.0181in" text:min-label-width="0.25in"/>
        <style:text-properties style:font-name="Wingdings"/>
      </text:list-level-style-bullet>
      <text:list-level-style-bullet text:level="4" text:style-name="WW8Num13z0" style:num-suffix="." text:bullet-char="">
        <style:list-level-properties text:space-before="2.5181in" text:min-label-width="0.25in"/>
        <style:text-properties style:font-name="Symbol"/>
      </text:list-level-style-bullet>
      <text:list-level-style-bullet text:level="5" text:style-name="WW8Num13z1" style:num-suffix="." text:bullet-char="o">
        <style:list-level-properties text:space-before="3.0181in" text:min-label-width="0.25in"/>
        <style:text-properties style:font-name="Courier New1"/>
      </text:list-level-style-bullet>
      <text:list-level-style-bullet text:level="6" text:style-name="WW8Num13z2" style:num-suffix="." text:bullet-char="">
        <style:list-level-properties text:space-before="3.5181in" text:min-label-width="0.25in"/>
        <style:text-properties style:font-name="Wingdings"/>
      </text:list-level-style-bullet>
      <text:list-level-style-bullet text:level="7" text:style-name="WW8Num13z0" style:num-suffix="." text:bullet-char="">
        <style:list-level-properties text:space-before="4.0181in" text:min-label-width="0.25in"/>
        <style:text-properties style:font-name="Symbol"/>
      </text:list-level-style-bullet>
      <text:list-level-style-bullet text:level="8" text:style-name="WW8Num13z1" style:num-suffix="." text:bullet-char="o">
        <style:list-level-properties text:space-before="4.5181in" text:min-label-width="0.25in"/>
        <style:text-properties style:font-name="Courier New1"/>
      </text:list-level-style-bullet>
      <text:list-level-style-bullet text:level="9" text:style-name="WW8Num13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text:style-name="WW8Num15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2" style:num-suffix="." text:bullet-char="">
        <style:list-level-properties text:space-before="1.75in" text:min-label-width="0.25in"/>
        <style:text-properties style:font-name="Wingdings"/>
      </text:list-level-style-bullet>
      <text:list-level-style-bullet text:level="5" text:style-name="WW8Num16z2" style:num-suffix="." text:bullet-char="">
        <style:list-level-properties text:space-before="2.25in" text:min-label-width="0.25in"/>
        <style:text-properties style:font-name="Wingdings"/>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2" style:num-suffix="." text:bullet-char="">
        <style:list-level-properties text:space-before="3.25in" text:min-label-width="0.25in"/>
        <style:text-properties style:font-name="Wingdings"/>
      </text:list-level-style-bullet>
      <text:list-level-style-bullet text:level="8" text:style-name="WW8Num16z2" style:num-suffix="." text:bullet-char="">
        <style:list-level-properties text:space-before="3.75in" text:min-label-width="0.25in"/>
        <style:text-properties style:font-name="Wingdings"/>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7681in" text:min-label-width="0.25in"/>
        <style:text-properties style:font-name="Symbol"/>
      </text:list-level-style-bullet>
      <text:list-level-style-bullet text:level="2" text:style-name="WW8Num17z1" style:num-suffix="." text:bullet-char="o">
        <style:list-level-properties text:space-before="1.2681in" text:min-label-width="0.25in"/>
        <style:text-properties style:font-name="Courier New1"/>
      </text:list-level-style-bullet>
      <text:list-level-style-bullet text:level="3" text:style-name="WW8Num17z2" style:num-suffix="." text:bullet-char="">
        <style:list-level-properties text:space-before="1.7681in" text:min-label-width="0.25in"/>
        <style:text-properties style:font-name="Wingdings"/>
      </text:list-level-style-bullet>
      <text:list-level-style-bullet text:level="4" text:style-name="WW8Num17z0" style:num-suffix="." text:bullet-char="">
        <style:list-level-properties text:space-before="2.2681in" text:min-label-width="0.25in"/>
        <style:text-properties style:font-name="Symbol"/>
      </text:list-level-style-bullet>
      <text:list-level-style-bullet text:level="5" text:style-name="WW8Num17z1" style:num-suffix="." text:bullet-char="o">
        <style:list-level-properties text:space-before="2.7681in" text:min-label-width="0.25in"/>
        <style:text-properties style:font-name="Courier New1"/>
      </text:list-level-style-bullet>
      <text:list-level-style-bullet text:level="6" text:style-name="WW8Num17z2" style:num-suffix="." text:bullet-char="">
        <style:list-level-properties text:space-before="3.2681in" text:min-label-width="0.25in"/>
        <style:text-properties style:font-name="Wingdings"/>
      </text:list-level-style-bullet>
      <text:list-level-style-bullet text:level="7" text:style-name="WW8Num17z0" style:num-suffix="." text:bullet-char="">
        <style:list-level-properties text:space-before="3.7681in" text:min-label-width="0.25in"/>
        <style:text-properties style:font-name="Symbol"/>
      </text:list-level-style-bullet>
      <text:list-level-style-bullet text:level="8" text:style-name="WW8Num17z1" style:num-suffix="." text:bullet-char="o">
        <style:list-level-properties text:space-before="4.2681in" text:min-label-width="0.25in"/>
        <style:text-properties style:font-name="Courier New1"/>
      </text:list-level-style-bullet>
      <text:list-level-style-bullet text:level="9" text:style-name="WW8Num17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number text:level="1" text:style-name="WW8Num21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75in" text:min-label-width="0.2362in"/>
        <style:text-properties style:font-name="Symbol"/>
      </text:list-level-style-bullet>
      <text:list-level-style-bullet text:level="2" text:style-name="WW8Num22z0" style:num-suffix="." text:bullet-char="">
        <style:list-level-properties text:space-before="1.1437in" text:min-label-width="0.2362in"/>
        <style:text-properties style:font-name="Symbol"/>
      </text:list-level-style-bullet>
      <text:list-level-style-bullet text:level="3" text:style-name="WW8Num22z2" style:num-suffix="." text:bullet-char="">
        <style:list-level-properties text:space-before="1.5555in" text:min-label-width="0.2362in"/>
        <style:text-properties style:font-name="Wingdings"/>
      </text:list-level-style-bullet>
      <text:list-level-style-bullet text:level="4" text:style-name="WW8Num22z3" style:num-suffix="." text:bullet-char="">
        <style:list-level-properties text:space-before="2.2319in" text:min-label-width="0.25in"/>
        <style:text-properties style:font-name="Symbol"/>
      </text:list-level-style-bullet>
      <text:list-level-style-bullet text:level="5" text:style-name="WW8Num22z3" style:num-suffix="." text:bullet-char="">
        <style:list-level-properties text:space-before="2.4819in" text:min-label-width="0.25in"/>
        <style:text-properties style:font-name="Symbol"/>
      </text:list-level-style-bullet>
      <text:list-level-style-bullet text:level="6" text:style-name="WW8Num22z2" style:num-suffix="." text:bullet-char="">
        <style:list-level-properties text:space-before="2.7319in" text:min-label-width="0.25in"/>
        <style:text-properties style:font-name="Wingdings"/>
      </text:list-level-style-bullet>
      <text:list-level-style-bullet text:level="7" text:style-name="WW8Num22z2" style:num-suffix="." text:bullet-char="">
        <style:list-level-properties text:space-before="2.9819in" text:min-label-width="0.25in"/>
        <style:text-properties style:font-name="Wingdings"/>
      </text:list-level-style-bullet>
      <text:list-level-style-bullet text:level="8" text:style-name="WW8Num22z3" style:num-suffix="." text:bullet-char="">
        <style:list-level-properties text:space-before="3.2319in" text:min-label-width="0.25in"/>
        <style:text-properties style:font-name="Symbol"/>
      </text:list-level-style-bullet>
      <text:list-level-style-bullet text:level="9" text:style-name="WW8Num22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681in" text:min-label-width="0.2362in"/>
        <style:text-properties style:font-name="Symbol"/>
      </text:list-level-style-bullet>
      <text:list-level-style-bullet text:level="2" text:style-name="WW8Num23z1" style:num-suffix="." text:bullet-char="">
        <style:list-level-properties text:space-before="1.1618in" text:min-label-width="0.2362in"/>
        <style:text-properties style:font-name="Wingdings"/>
      </text:list-level-style-bullet>
      <text:list-level-style-bullet text:level="3" text:style-name="WW8Num23z1"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5in" text:min-label-width="0.25in"/>
        <style:text-properties style:font-name="Symbol"/>
      </text:list-level-style-bullet>
      <text:list-level-style-bullet text:level="5" text:style-name="WW8Num23z3" style:num-suffix="." text:bullet-char="">
        <style:list-level-properties text:space-before="2.5in" text:min-label-width="0.25in"/>
        <style:text-properties style:font-name="Symbol"/>
      </text:list-level-style-bullet>
      <text:list-level-style-bullet text:level="6" text:style-name="WW8Num23z5" style:num-suffix="." text:bullet-char="">
        <style:list-level-properties text:space-before="2.75in" text:min-label-width="0.25in"/>
        <style:text-properties style:font-name="Wingdings"/>
      </text:list-level-style-bullet>
      <text:list-level-style-bullet text:level="7" text:style-name="WW8Num23z5" style:num-suffix="." text:bullet-char="">
        <style:list-level-properties text:space-before="3in" text:min-label-width="0.25in"/>
        <style:text-properties style:font-name="Wingdings"/>
      </text:list-level-style-bullet>
      <text:list-level-style-bullet text:level="8" text:style-name="WW8Num23z3" style:num-suffix="." text:bullet-char="">
        <style:list-level-properties text:space-before="3.25in" text:min-label-width="0.25in"/>
        <style:text-properties style:font-name="Symbol"/>
      </text:list-level-style-bullet>
      <text:list-level-style-bullet text:level="9" text:style-name="WW8Num2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5">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6">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3" style:family="paragraph" style:parent-style-name="footereven">
      <style:paragraph-properties fo:margin-top="0in" fo:margin-bottom="0.1945in"/>
    </style:style>
    <style:style style:name="MP4" style:family="paragraph" style:parent-style-name="footereven">
      <style:paragraph-properties fo:margin-left="0in" fo:margin-right="0in" fo:text-indent="0in" style:auto-text-indent="false"/>
    </style:style>
    <style:style style:name="MP5" style:family="paragraph" style:parent-style-name="headerodd">
      <style:paragraph-properties fo:margin-top="0in" fo:margin-bottom="0.1945in"/>
    </style:style>
    <style:style style:name="MP6" style:family="paragraph" style:parent-style-name="headereven">
      <style:paragraph-properties fo:margin-top="0in" fo:margin-bottom="0.1945in"/>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T1" style:family="text"/>
    <style:style style:name="MT2" style:family="text">
      <style:text-properties fo:font-size="8pt"/>
    </style:style>
    <style:style style:name="MT3" style:family="text">
      <style:text-properties fo:font-size="8pt" fo:language="fr" fo:country="FR"/>
    </style:style>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3in" style:dynamic-spacing="true"/>
      </style:header-style>
      <style:footer-style>
        <style:header-footer-properties fo:min-height="0.4846in" fo:margin-left="0in" fo:margin-right="0in" fo:margin-top="0.4453in" style:dynamic-spacing="true"/>
      </style:footer-style>
    </style:page-layout>
    <style:page-layout style:name="Mpm2">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2"/>
      </style:header-left>
      <style:footer>
        <text:p text:style-name="MP3"><text:reference-ref text:reference-format="text" text:ref-name="did">AC-AG-</text:reference-ref>-<text:date style:data-style-name="N30" text:date-value="2009-06-12T11:47:54">6/12/09</text:date><text:tab/><text:page-number text:select-page="current">10</text:page-number></text:p>
      </style:footer>
      <style:footer-left>
        <text:p text:style-name="MP4"><text:page-number text:select-page="current">10</text:page-number><text:tab/><text:reference-ref text:reference-format="text" text:ref-name="did">AC-AG-</text:reference-ref>-<text:date style:data-style-name="N30" text:date-value="2009-06-12T11:47:54">6/12/09</text:date></text:p>
      </style:footer-left>
    </style:master-page>
    <style:master-page style:name="First_20_Page" style:display-name="First Page" style:page-layout-name="Mpm2" style:next-style-name="Standard">
      <style:header>
        <text:p text:style-name="MP1"/>
      </style:header>
      <style:footer>
        <text:p text:style-name="MP3"><text:reference-ref text:reference-format="text" text:ref-name="did">AC-AG-</text:reference-ref>-<text:date style:data-style-name="N30" text:date-value="2009-06-12T11:47:54">6/12/09</text:date><text:tab/></text:p>
      </style:footer>
    </style:master-page>
    <style:master-page style:name="Convert_20_1" style:display-name="Convert 1" style:page-layout-name="Mpm2" style:next-style-name="Next_20_convert_20_1">
      <style:header>
        <text:p text:style-name="MP1"/>
      </style:header>
      <style:footer>
        <text:p text:style-name="MP3"><text:span text:style-name="Page_20_Number">AG-AC</text:span>-<text:date style:data-style-name="N30" text:date-value="2009-06-12T11:47:54">6/12/09</text:date><text:tab/><text:span text:style-name="Page_20_Number"><text:page-number text:select-page="current">10</text:page-number></text:span></text:p>
      </style:footer>
    </style:master-page>
    <style:master-page style:name="Next_20_convert_20_1" style:display-name="Next convert 1" style:page-layout-name="Mpm2">
      <style:header>
        <text:p text:style-name="MP5"><text:tab/><text:tab/>Transports</text:p>
      </style:header>
      <style:header-left>
        <text:p text:style-name="MP6">ArjunaMS Administration Guide</text:p>
      </style:header-left>
      <style:footer>
        <text:p text:style-name="MP3"><text:span text:style-name="Page_20_Number">AC-AG</text:span>-<text:date style:data-style-name="N30" text:date-value="2009-06-12T11:47:54">6/12/09</text:date><text:span text:style-name="Page_20_Number"><text:tab/></text:span><text:span text:style-name="Page_20_Number"><text:page-number text:select-page="current">10</text:page-number></text:span></text:p>
      </style:footer>
      <style:footer-left>
        <text:p text:style-name="MP3"><text:span text:style-name="Page_20_Number"><text:page-number text:select-page="current">10</text:page-number></text:span><text:span text:style-name="Page_20_Number"><text:tab/>AC-AG-</text:span><text:span text:style-name="Page_20_Number"><text:date style:data-style-name="N30" text:date-value="2009-06-12T11:47:54">6/12/09</text:date></text:span><text:span text:style-name="Page_20_Number"> </text:span></text:p>
      </style:footer-left>
    </style:master-page>
    <style:master-page style:name="Convert_20_2" style:display-name="Convert 2" style:page-layout-name="Mpm3" style:next-style-name="Next_20_convert_20_2">
      <style:header>
        <text:p text:style-name="MP2"><text:s/><text:bookmark-ref text:reference-format="text" text:ref-name="prodname">ArjunaCore 4.4.0</text:bookmark-ref> <text:bookmark-ref text:reference-format="text" text:ref-name="docname">Administration Guide</text:bookmark-ref></text:p>
      </style:header>
      <style:footer>
        <text:p text:style-name="MP4"><text:page-number text:select-page="current">10</text:page-number><text:tab/><text:reference-ref text:reference-format="text" text:ref-name="did">AC-AG-</text:reference-ref>-<text:date style:data-style-name="N30" text:date-value="2009-06-12T11:47:54">6/12/09</text:date></text:p>
      </style:footer>
    </style:master-page>
    <style:master-page style:name="Next_20_convert_20_2" style:display-name="Next convert 2" style:page-layout-name="Mpm3">
      <style:header>
        <text:p text:style-name="MP7">About This Guide</text:p>
      </style:header>
      <style:header-left>
        <text:p text:style-name="MP2"><text:bookmark-ref text:reference-format="text" text:ref-name="prodname">ArjunaCore 4.4.0</text:bookmark-ref> <text:bookmark-ref text:reference-format="text" text:ref-name="docname">Administration Guide</text:bookmark-ref></text:p>
      </style:header-left>
      <style:footer>
        <text:p text:style-name="MP3"><text:reference-ref text:reference-format="text" text:ref-name="did">AC-AG-</text:reference-ref>-<text:date style:data-style-name="N30" text:date-value="2009-06-12T11:47:54">6/12/09</text:date><text:tab/><text:page-number text:select-page="current">10</text:page-number></text:p>
      </style:footer>
      <style:footer-left>
        <text:p text:style-name="Footer"/>
      </style:footer-left>
    </style:master-page>
    <style:master-page style:name="Convert_20_3" style:display-name="Convert 3" style:page-layout-name="Mpm4" style:next-style-name="Next_20_convert_20_3">
      <style:header>
        <text:p text:style-name="MP2"><text:s/><text:bookmark-ref text:reference-format="text" text:ref-name="prodname">ArjunaCore 4.4.0</text:bookmark-ref> <text:bookmark-ref text:reference-format="text" text:ref-name="docname">Administration Guide</text:bookmark-ref></text:p>
      </style:header>
      <style:footer>
        <text:p text:style-name="footereven"><text:span text:style-name="MT2"><text:page-number text:select-page="current">10</text:page-number></text:span><text:tab/><text:span text:style-name="MT2"><text:reference-ref text:reference-format="text" text:ref-name="did">AC-AG-</text:reference-ref></text:span><text:span text:style-name="MT3">-</text:span><text:span text:style-name="MT3"><text:date style:data-style-name="N37" text:date-value="2008-06-16T14:23:07" text:fixed="true">16/06/08</text:date></text:span></text:p>
      </style:footer>
    </style:master-page>
    <style:master-page style:name="Next_20_convert_20_3" style:display-name="Next convert 3" style:page-layout-name="Mpm4">
      <style:header>
        <text:p text:style-name="MP7">Administration of ArjunaCore</text:p>
      </style:header>
      <style:header-left>
        <text:p text:style-name="MP2"><text:s/><text:bookmark-ref text:reference-format="text" text:ref-name="prodname">ArjunaCore 4.4.0</text:bookmark-ref> <text:bookmark-ref text:reference-format="text" text:ref-name="docname">Administration Guide</text:bookmark-ref></text:p>
      </style:header-left>
      <style:footer>
        <text:p text:style-name="footerodd"><text:span text:style-name="MT2"><text:reference-ref text:reference-format="text" text:ref-name="did">AC-AG-</text:reference-ref></text:span><text:span text:style-name="MT2">-</text:span><text:span text:style-name="MT2"><text:date style:data-style-name="N37" text:date-value="2008-06-16T14:24:17" text:fixed="true">06/16/08</text:date></text:span><text:span text:style-name="MT3"><text:tab/></text:span><text:span text:style-name="MT3"><text:page-number text:select-page="current">10</text:page-number></text:span></text:p>
      </style:footer>
      <style:footer-left>
        <text:p text:style-name="footereven"><text:span text:style-name="MT3"><text:page-number text:select-page="current">10</text:page-number></text:span><text:span text:style-name="MT3"><text:tab/></text:span><text:span text:style-name="MT3"><text:text-input text:description="">AC-AG</text:text-input></text:span><text:span text:style-name="MT3">-</text:span><text:span text:style-name="MT3"><text:date style:data-style-name="N37" text:date-value="2008-06-16T10:22:32.98" text:fixed="true">16/06/08</text:dat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4:59:00</meta:creation-date>
    <dc:date>2009-06-12T11:47:54</dc:date>
    <meta:printed-by>Michael Musgrove</meta:printed-by>
    <meta:print-date>2008-06-16T14:51:20</meta:print-date>
    <dc:language>en-US</dc:language>
    <meta:editing-cycles>64</meta:editing-cycles>
    <meta:editing-duration>PT35H00M38S</meta:editing-duration>
    <dc:creator>Jonathan Halliday</dc:creator>
    <meta:document-statistic meta:table-count="1" meta:image-count="1" meta:object-count="0" meta:page-count="14" meta:paragraph-count="199" meta:word-count="3854" meta:character-count="26748"/>
    <meta:user-defined meta:name="Info 1"/>
    <meta:user-defined meta:name="Info 2"/>
    <meta:user-defined meta:name="Info 3"/>
    <meta:user-defined meta:name="Info 4"/>
  </office:meta>
</office:document-meta>
</file>